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96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 style:data-style-name="N10122">
      <style:table-cell-properties fo:background-color="#ffb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shapes>
          <draw:frame draw:z-index="0" draw:style-name="gr1" draw:text-style-name="P1" svg:width="8.44cm" svg:height="7.985cm" svg:x="0.988cm" svg:y="10.55cm">
            <draw:object draw:notify-on-update-of-ranges="specbzip2.D2:specbzip2.D2 specbzip2.D4:specbzip2.D4 specbzip2.J2:specbzip2.J2 specbzip2.J4:specbzip2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06cm" svg:height="8.111cm" svg:x="10.631cm" svg:y="10.403cm">
            <draw:object draw:notify-on-update-of-ranges="specbzip2.E2:specbzip2.E2 specbzip2.E7:specbzip2.E8 specbzip2.E16:specbzip2.E16 specbzip2.E19:specbzip2.E19 specbzip2.J2:specbzip2.J2 specbzip2.J7:specbzip2.J8 specbzip2.J16:specbzip2.J16 specbzip2.J19:specbzip2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51cm" svg:height="7.696cm" svg:x="21.852cm" svg:y="10.838cm">
            <draw:object draw:notify-on-update-of-ranges="specbzip2.F2:specbzip2.F2 specbzip2.F9:specbzip2.F10 specbzip2.J2:specbzip2.J2 specbzip2.J9:specbzip2.J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7" calcext:value-type="float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  <table:table-cell office:value-type="string" calcext:value-type="string">
            <text:p>l1d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  <table:table-cell office:value-type="string" calcext:value-type="string">
            <text:p>l1d_assoc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0216" calcext:value-type="float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2676" calcext:value-type="float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974" calcext:value-type="float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19307" calcext:value-type="float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6491" calcext:value-type="float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30154" calcext:value-type="float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48475" calcext:value-type="float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97" calcext:value-type="float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7933" calcext:value-type="float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4354" calcext:value-type="float">
            <text:p>1.654354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8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bzip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1.560331" calcext:value-type="float">
            <text:p>1.560331</text:p>
          </table:table-cell>
          <table:table-cell table:style-name="ce2" office:value-type="string" calcext:value-type="string">
            <text:p>0.009348</text:p>
          </table:table-cell>
          <table:table-cell table:style-name="ce2" office:value-type="string" calcext:value-type="string">
            <text:p>0.000054</text:p>
          </table:table-cell>
          <table:table-cell table:style-name="ce2" office:value-type="string" calcext:value-type="string">
            <text:p>0.228545</text:p>
          </table:table-cell>
          <table:table-cell table:formula="of:=[.J2]/[.J20]" office:value-type="float" office:value="1.07789308806913" calcext:value-type="float">
            <text:p>1,07789308806913</text:p>
          </table:table-cell>
          <table:table-cell/>
        </table:table-row>
        <table:table-row table:style-name="ro2" table:number-rows-repeated="76">
          <table:table-cell table:number-columns-repeated="9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2"/>
        </table:table-row>
        <table:table-row table:style-name="ro2" table:number-rows-repeated="104847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pecmcf" table:style-name="ta1">
        <table:shapes>
          <draw:frame draw:z-index="0" draw:style-name="gr1" draw:text-style-name="P1" svg:width="8.892cm" svg:height="8.565cm" svg:x="1.026cm" svg:y="9.504cm">
            <draw:object draw:notify-on-update-of-ranges="specmcf.B2:specmcf.B4 specmcf.J2:specmcf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467cm" svg:height="8.05cm" svg:x="10.753cm" svg:y="9.524cm">
            <draw:object draw:notify-on-update-of-ranges="specmcf.C2:specmcf.C2 specmcf.C5:specmcf.C6 specmcf.C15:specmcf.C16 specmcf.J2:specmcf.J2 specmcf.J5:specmcf.J6 specmcf.J15:specmcf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.036cm" svg:height="7.514cm" svg:x="21.024cm" svg:y="9.645cm">
            <draw:object draw:notify-on-update-of-ranges="specmcf.D2:specmcf.D2 specmcf.D4:specmcf.D4 specmcf.J2:specmcf.J2 specmcf.J4:specmcf.J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37784" calcext:value-type="float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  <table:table-cell office:value-type="string" calcext:value-type="string">
            <text:p>l1i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  <table:table-cell office:value-type="string" calcext:value-type="string">
            <text:p>l1i_assoc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303" calcext:value-type="float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26278" calcext:value-type="float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728" calcext:value-type="float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" calcext:value-type="float">
            <text:p>1.209630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08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35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25549</text:p>
          </table:table-cell>
          <table:table-cell office:value-type="string" calcext:value-type="string">
            <text:p>0.01303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.360994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06308</text:p>
          </table:table-cell>
          <table:table-cell/>
        </table:table-row>
        <table:table-row table:style-name="ro2">
          <table:table-cell table:style-name="ce2" office:value-type="string" calcext:value-type="string">
            <text:p>specmc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16182" calcext:value-type="float">
            <text:p>1.161820</text:p>
          </table:table-cell>
          <table:table-cell table:style-name="ce2" office:value-type="string" calcext:value-type="string">
            <text:p>0.000690</text:p>
          </table:table-cell>
          <table:table-cell table:style-name="ce2" office:value-type="string" calcext:value-type="string">
            <text:p>0.000010</text:p>
          </table:table-cell>
          <table:table-cell table:style-name="ce2" office:value-type="string" calcext:value-type="string">
            <text:p>0.471585</text:p>
          </table:table-cell>
          <table:table-cell table:formula="of:=[.J2]/[.J19]" office:value-type="float" office:value="1.15145547503056" calcext:value-type="float">
            <text:p>1,15145547503056</text:p>
          </table:table-cell>
        </table:table-row>
      </table:table>
      <table:table table:name="specsjeng" table:style-name="ta1">
        <table:shapes>
          <draw:frame draw:z-index="0" draw:style-name="gr1" draw:text-style-name="P1" svg:width="11.854cm" svg:height="8.99cm" svg:x="1.35cm" svg:y="9.811cm">
            <draw:object draw:notify-on-update-of-ranges="specsjeng.H2:specsjeng.H2 specsjeng.H13:specsjeng.H14 specsjeng.H17:specsjeng.H17 specsjeng.J2:specsjeng.J2 specsjeng.J13:specsjeng.J14 specsjeng.J17:specsjeng.J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.318732" calcext:value-type="float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736855" calcext:value-type="float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.831309" calcext:value-type="float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.199911" calcext:value-type="float">
            <text:p>5.199911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9847</text:p>
          </table:table-cell>
          <table:table-cell/>
        </table:table-row>
        <table:table-row table:style-name="ro2">
          <table:table-cell table:style-name="ce2" office:value-type="string" calcext:value-type="string">
            <text:p>specsjen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5.195887" calcext:value-type="float">
            <text:p>5.195887</text:p>
          </table:table-cell>
          <table:table-cell table:style-name="ce2" office:value-type="string" calcext:value-type="string">
            <text:p>0.030463</text:p>
          </table:table-cell>
          <table:table-cell table:style-name="ce2" office:value-type="string" calcext:value-type="string">
            <text:p>0.000013</text:p>
          </table:table-cell>
          <table:table-cell table:style-name="ce2" office:value-type="string" calcext:value-type="string">
            <text:p>0.999868</text:p>
          </table:table-cell>
          <table:table-cell table:formula="of:=[.J2]/[.J18]" office:value-type="float" office:value="1.98594234247204" calcext:value-type="float">
            <text:p>1,98594234247204</text:p>
          </table:table-cell>
        </table:table-row>
      </table:table>
      <table:table table:name="spechmmer" table:style-name="ta1">
        <table:shapes>
          <draw:frame draw:z-index="0" draw:style-name="gr1" draw:text-style-name="P1" svg:width="12.317cm" svg:height="8.991cm" svg:x="0.807cm" svg:y="9.113cm">
            <draw:object draw:notify-on-update-of-ranges="spechmmer.H2:spechmmer.H2 spechmmer.H13:spechmmer.H14 spechmmer.H17:spechmmer.H17 spechmmer.J2:spechmmer.J2 spechmmer.J13:spechmmer.J14 spechmmer.J17:spechmmer.J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104cm" svg:height="8.867cm" svg:x="14.111cm" svg:y="9.134cm">
            <draw:object draw:notify-on-update-of-ranges="spechmmer.D2:spechmmer.D2 spechmmer.D4:spechmmer.D4 spechmmer.J2:spechmmer.J2 spechmmer.J4:spechmmer.J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4384" calcext:value-type="float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2182" calcext:value-type="float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86132" calcext:value-type="float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68047" calcext:value-type="float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264872" calcext:value-type="float">
            <text:p>1.26487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52727</text:p>
          </table:table-cell>
          <table:table-cell/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261708" calcext:value-type="float">
            <text:p>1.261708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196459</text:p>
          </table:table-cell>
          <table:table-cell table:formula="of:=[.J2]/[.J18]" office:value-type="float" office:value="1.01004669860221" calcext:value-type="float">
            <text:p>1,01004669860221</text:p>
          </table:table-cell>
        </table:table-row>
      </table:table>
      <table:table table:name="speclibm" table:style-name="ta1">
        <table:shapes>
          <draw:frame draw:z-index="0" draw:style-name="gr1" draw:text-style-name="P1" svg:width="11.907cm" svg:height="8.999cm" svg:x="0.854cm" svg:y="9.869cm">
            <draw:object draw:notify-on-update-of-ranges="speclibm.H2:speclibm.H2 speclibm.H13:speclibm.H14 speclibm.H17:speclibm.H17 speclibm.J2:speclibm.J2 speclibm.J13:speclibm.J14 speclibm.J17:speclibm.J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9115" calcext:value-type="float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.650345" calcext:value-type="float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514562" calcext:value-type="float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888624" calcext:value-type="float">
            <text:p>1.888624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999501</text:p>
          </table:table-cell>
          <table:table-cell/>
        </table:table-row>
        <table:table-row table:style-name="ro2">
          <table:table-cell table:style-name="ce2" office:value-type="string" calcext:value-type="string">
            <text:p>speclib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887164" calcext:value-type="float">
            <text:p>1.887164</text:p>
          </table:table-cell>
          <table:table-cell table:style-name="ce2" office:value-type="string" calcext:value-type="string">
            <text:p>0.012256</text:p>
          </table:table-cell>
          <table:table-cell table:style-name="ce2" office:value-type="string" calcext:value-type="string">
            <text:p>0.000158</text:p>
          </table:table-cell>
          <table:table-cell table:style-name="ce2" office:value-type="string" calcext:value-type="string">
            <text:p>0.999154</text:p>
          </table:table-cell>
          <table:table-cell table:formula="of:=[.J2]/[.J18]" office:value-type="float" office:value="1.8329700015473" calcext:value-type="float">
            <text:p>1,8329700015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1:57:50.62927535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2T22:22:41.157174021</dc:date>
    <meta:editing-duration>PT19H23M28S</meta:editing-duration>
    <meta:editing-cycles>19</meta:editing-cycles>
    <meta:generator>LibreOffice/6.3.4.2.0$Linux_X86_64 LibreOffice_project/30$Build-2</meta:generator>
    <meta:document-statistic meta:table-count="5" meta:cell-count="1137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41cm" svg:height="7.986cm" xlink:href=".." xlink:type="simple" chart:class="chart:bar" chart:style-name="ch1">
        <chart:title svg:x="2.492cm" svg:y="0.295cm" chart:style-name="ch2">
          <text:p>L1D (kB) vs CPI</text:p>
        </chart:title>
        <chart:plot-area chart:style-name="ch3" table:cell-range-address="specbzip2.D2:specbzip2.D2 specbzip2.D4:specbzip2.D4 specbzip2.J2:specbzip2.J2 specbzip2.J4:specbzip2.J4" chart:data-source-has-labels="column" svg:x="0.168cm" svg:y="1.243cm" svg:width="8.105cm" svg:height="6.584cm">
          <chartooo:coordinate-region svg:x="1.836cm" svg:y="1.447cm" svg:width="6.437cm" svg:height="5.725cm"/>
          <chart:axis chart:dimension="x" chart:name="primary-x" chart:style-name="ch4" chartooo:axis-type="auto">
            <chartooo:date-scale/>
            <chart:categories table:cell-range-address="specbzip2.D2:specbzip2.D2 specbzip2.D4:specbzip2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4:specbzip2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bzip2.D2:specbzip2.D2 specbzip2.D4:specbzip2.D4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4:specbzip2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650216">
                <text:p>1.65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05cm" svg:height="8.868cm" xlink:href=".." xlink:type="simple" chart:class="chart:bar" chart:style-name="ch1">
        <chart:title svg:x="2.324cm" svg:y="0.313cm" chart:style-name="ch2">
          <text:p>L1D (kB) vs CPI</text:p>
        </chart:title>
        <chart:plot-area chart:style-name="ch3" table:cell-range-address="spechmmer.D2:spechmmer.D2 spechmmer.D4:spechmmer.D4 spechmmer.J2:spechmmer.J2 spechmmer.J4:spechmmer.J4" chart:data-source-has-labels="column" svg:x="0.162cm" svg:y="1.279cm" svg:width="7.781cm" svg:height="7.412cm">
          <chartooo:coordinate-region svg:x="1.83cm" svg:y="1.483cm" svg:width="6.113cm" svg:height="6.553cm"/>
          <chart:axis chart:dimension="x" chart:name="primary-x" chart:style-name="ch4" chartooo:axis-type="auto">
            <chartooo:date-scale/>
            <chart:categories table:cell-range-address="spechmmer.D2:spechmmer.D2 spechmmer.D4:spechmmer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4:spechmmer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D2:spechmmer.D2 spechmmer.D4:spechmmer.D4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4:spechmmer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72182">
                <text:p>1.272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7cm" svg:height="8.112cm" xlink:href=".." xlink:type="simple" chart:class="chart:bar" chart:style-name="ch1">
        <chart:title svg:x="3.052cm" svg:y="0.298cm" chart:style-name="ch2">
          <text:p>L1D assoc vs CPI</text:p>
        </chart:title>
        <chart:plot-area chart:style-name="ch3" table:cell-range-address="specbzip2.E2:specbzip2.E2 specbzip2.E7:specbzip2.E8 specbzip2.E16:specbzip2.E16 specbzip2.E19:specbzip2.E19 specbzip2.J2:specbzip2.J2 specbzip2.J7:specbzip2.J8 specbzip2.J16:specbzip2.J16 specbzip2.J19:specbzip2.J19" chart:data-source-has-labels="column" svg:x="0.198cm" svg:y="1.249cm" svg:width="9.511cm" svg:height="6.701cm">
          <chartooo:coordinate-region svg:x="1.866cm" svg:y="1.453cm" svg:width="7.843cm" svg:height="5.842cm"/>
          <chart:axis chart:dimension="x" chart:name="primary-x" chart:style-name="ch4" chartooo:axis-type="auto">
            <chartooo:date-scale/>
            <chart:categories table:cell-range-address="specbzip2.E2:specbzip2.E2 specbzip2.E7:specbzip2.E8 specbzip2.E16:specbzip2.E16 specbzip2.E19:specbzip2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7:specbzip2.J8 specbzip2.J16:specbzip2.J16 specbzip2.J19:specbzip2.J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E2:specbzip2.E2 specbzip2.E7:specbzip2.E8 specbzip2.E16:specbzip2.E16 specbzip2.E19:specbzip2.E19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7:specbzip2.J8 specbzip2.J16:specbzip2.J16 specbzip2.J19:specbzip2.J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19307">
                <text:p>1.719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6491">
                <text:p>1.664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7933">
                <text:p>1.6579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54354">
                <text:p>1.654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52cm" svg:height="7.697cm" xlink:href=".." xlink:type="simple" chart:class="chart:bar" chart:style-name="ch1">
        <chart:title svg:x="2.392cm" svg:y="0.289cm" chart:style-name="ch2">
          <text:p>L2 (MB) vs CPI</text:p>
        </chart:title>
        <chart:plot-area chart:style-name="ch3" table:cell-range-address="specbzip2.F2:specbzip2.F2 specbzip2.F9:specbzip2.F10 specbzip2.J2:specbzip2.J2 specbzip2.J9:specbzip2.J10" chart:data-source-has-labels="column" svg:x="0.161cm" svg:y="1.231cm" svg:width="7.73cm" svg:height="6.313cm">
          <chartooo:coordinate-region svg:x="1.829cm" svg:y="1.435cm" svg:width="6.062cm" svg:height="5.454cm"/>
          <chart:axis chart:dimension="x" chart:name="primary-x" chart:style-name="ch4" chartooo:axis-type="auto">
            <chartooo:date-scale/>
            <chart:categories table:cell-range-address="specbzip2.F2:specbzip2.F2 specbzip2.F9:specbzip2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9:specbzip2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F2:specbzip2.F2 specbzip2.F9:specbzip2.F10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9:specbzip2.J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30154">
                <text:p>1.730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48475">
                <text:p>1.648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3cm" svg:height="8.566cm" xlink:href=".." xlink:type="simple" chart:class="chart:bar" chart:style-name="ch1">
        <chart:title svg:x="2.812cm" svg:y="0.307cm" chart:style-name="ch2">
          <text:p>L1I (kB) vs CPI</text:p>
        </chart:title>
        <chart:plot-area chart:style-name="ch3" table:cell-range-address="specmcf.B2:specmcf.B4 specmcf.J2:specmcf.J4" chart:data-source-has-labels="column" svg:x="0.177cm" svg:y="1.267cm" svg:width="8.539cm" svg:height="7.128cm">
          <chartooo:coordinate-region svg:x="1.845cm" svg:y="1.47cm" svg:width="6.871cm" svg:height="6.27cm"/>
          <chart:axis chart:dimension="x" chart:name="primary-x" chart:style-name="ch4" chartooo:axis-type="auto">
            <chartooo:date-scale/>
            <chart:categories table:cell-range-address="specmcf.B2:specmcf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pecmcf.B2:specmcf.B4</svg:desc>
                </draw:g>
              </table:table-cell>
              <table:table-cell office:value-type="float" office:value="1.337784">
                <text:p>1.337784</text:p>
                <draw:g>
                  <svg:desc>specmcf.J2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631">
                <text:p>1.2096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8cm" svg:height="8.051cm" xlink:href=".." xlink:type="simple" chart:class="chart:bar" chart:style-name="ch1">
        <chart:title svg:x="2.926cm" svg:y="0.297cm" chart:style-name="ch2">
          <text:p>L1I assoc vs CPI</text:p>
        </chart:title>
        <chart:plot-area chart:style-name="ch3" table:cell-range-address="specmcf.C2:specmcf.C2 specmcf.C5:specmcf.C6 specmcf.C15:specmcf.C16 specmcf.J2:specmcf.J2 specmcf.J5:specmcf.J6 specmcf.J15:specmcf.J16" chart:data-source-has-labels="column" svg:x="0.189cm" svg:y="1.247cm" svg:width="9.09cm" svg:height="6.643cm">
          <chartooo:coordinate-region svg:x="1.857cm" svg:y="1.45cm" svg:width="7.422cm" svg:height="5.785cm"/>
          <chart:axis chart:dimension="x" chart:name="primary-x" chart:style-name="ch4" chartooo:axis-type="auto">
            <chartooo:date-scale/>
            <chart:categories table:cell-range-address="specmcf.C2:specmcf.C2 specmcf.C5:specmcf.C6 specmcf.C15:specmcf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5:specmcf.J6 specmcf.J15:specmcf.J1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mcf.C2:specmcf.C2 specmcf.C5:specmcf.C6 specmcf.C15:specmcf.C16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5:specmcf.J6 specmcf.J15:specmcf.J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26278">
                <text:p>1.3262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09728">
                <text:p>1.209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963">
                <text:p>1.20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09631">
                <text:p>1.209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37cm" svg:height="7.515cm" xlink:href=".." xlink:type="simple" chart:class="chart:bar" chart:style-name="ch1">
        <chart:title svg:x="2.79cm" svg:y="0.286cm" chart:style-name="ch2">
          <text:p>L1D (kB) vs CPI</text:p>
        </chart:title>
        <chart:plot-area chart:style-name="ch3" table:cell-range-address="specmcf.D2:specmcf.D2 specmcf.D4:specmcf.D4 specmcf.J2:specmcf.J2 specmcf.J4:specmcf.J4" chart:data-source-has-labels="column" svg:x="0.18cm" svg:y="1.225cm" svg:width="8.677cm" svg:height="6.14cm">
          <chartooo:coordinate-region svg:x="1.848cm" svg:y="1.428cm" svg:width="7.009cm" svg:height="5.282cm"/>
          <chart:axis chart:dimension="x" chart:name="primary-x" chart:style-name="ch4" chartooo:axis-type="auto">
            <chartooo:date-scale/>
            <chart:categories table:cell-range-address="specmcf.D2:specmcf.D2 specmcf.D4:specmcf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4:specmcf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mcf.D2:specmcf.D2 specmcf.D4:specmcf.D4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4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55cm" svg:height="8.991cm" xlink:href=".." xlink:type="simple" chart:class="chart:bar" chart:style-name="ch1">
        <chart:title svg:x="2.822cm" svg:y="0.315cm" chart:style-name="ch2">
          <text:p>Cacheline Size (bytes) vs CPI</text:p>
        </chart:title>
        <chart:plot-area chart:style-name="ch3" table:cell-range-address="specsjeng.H2:specsjeng.H2 specsjeng.H13:specsjeng.H14 specsjeng.H17:specsjeng.H17 specsjeng.J2:specsjeng.J2 specsjeng.J13:specsjeng.J14 specsjeng.J17:specsjeng.J17" chart:data-source-has-labels="column" svg:x="0.237cm" svg:y="1.283cm" svg:width="11.381cm" svg:height="7.529cm">
          <chartooo:coordinate-region svg:x="2.092cm" svg:y="1.487cm" svg:width="9.526cm" svg:height="6.67cm"/>
          <chart:axis chart:dimension="x" chart:name="primary-x" chart:style-name="ch4" chartooo:axis-type="auto">
            <chartooo:date-scale/>
            <chart:categories table:cell-range-address="specsjeng.H2:specsjeng.H2 specsjeng.H13:specsjeng.H14 specsjeng.H17:specsjeng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sjeng.J2:specsjeng.J2 specsjeng.J13:specsjeng.J14 specsjeng.J17:specsjeng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sjeng.H2:specsjeng.H2 specsjeng.H13:specsjeng.H14 specsjeng.H17:specsjeng.H17</svg:desc>
                </draw:g>
              </table:table-cell>
              <table:table-cell office:value-type="float" office:value="10.318732">
                <text:p>10.318732</text:p>
                <draw:g>
                  <svg:desc>specsjeng.J2:specsjeng.J2 specsjeng.J13:specsjeng.J14 specsjeng.J17:specsjeng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736855">
                <text:p>17.7368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831309">
                <text:p>6.8313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199911">
                <text:p>5.1999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08cm" svg:height="9cm" xlink:href=".." xlink:type="simple" chart:class="chart:bar" chart:style-name="ch1">
        <chart:title svg:x="2.849cm" svg:y="0.316cm" chart:style-name="ch2">
          <text:p>Cacheline Size (bytes) vs CPI</text:p>
        </chart:title>
        <chart:plot-area chart:style-name="ch3" table:cell-range-address="speclibm.H2:speclibm.H2 speclibm.H13:speclibm.H14 speclibm.H17:speclibm.H17 speclibm.J2:speclibm.J2 speclibm.J13:speclibm.J14 speclibm.J17:speclibm.J17" chart:data-source-has-labels="column" svg:x="0.238cm" svg:y="1.285cm" svg:width="11.432cm" svg:height="7.535cm">
          <chartooo:coordinate-region svg:x="1.906cm" svg:y="1.488cm" svg:width="9.764cm" svg:height="6.677cm"/>
          <chart:axis chart:dimension="x" chart:name="primary-x" chart:style-name="ch4" chartooo:axis-type="auto">
            <chartooo:date-scale/>
            <chart:categories table:cell-range-address="speclibm.H2:speclibm.H2 speclibm.H13:speclibm.H14 speclibm.H17:speclibm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libm.J2:speclibm.J2 speclibm.J13:speclibm.J14 speclibm.J17:speclibm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libm.H2:speclibm.H2 speclibm.H13:speclibm.H14 speclibm.H17:speclibm.H17</svg:desc>
                </draw:g>
              </table:table-cell>
              <table:table-cell office:value-type="float" office:value="3.459115">
                <text:p>3.459115</text:p>
                <draw:g>
                  <svg:desc>speclibm.J2:speclibm.J2 speclibm.J13:speclibm.J14 speclibm.J17:speclibm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650345">
                <text:p>5.6503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14562">
                <text:p>2.514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888624">
                <text:p>1.8886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8cm" svg:height="8.992cm" xlink:href=".." xlink:type="simple" chart:class="chart:bar" chart:style-name="ch1">
        <chart:title svg:x="3.054cm" svg:y="0.315cm" chart:style-name="ch2">
          <text:p>Cacheline Size (bytes) vs CPI</text:p>
        </chart:title>
        <chart:plot-area chart:style-name="ch3" table:cell-range-address="spechmmer.H2:spechmmer.H2 spechmmer.H13:spechmmer.H14 spechmmer.H17:spechmmer.H17 spechmmer.J2:spechmmer.J2 spechmmer.J13:spechmmer.J14 spechmmer.J17:spechmmer.J17" chart:data-source-has-labels="column" svg:x="0.246cm" svg:y="1.283cm" svg:width="11.826cm" svg:height="7.53cm">
          <chartooo:coordinate-region svg:x="1.914cm" svg:y="1.487cm" svg:width="10.158cm" svg:height="6.671cm"/>
          <chart:axis chart:dimension="x" chart:name="primary-x" chart:style-name="ch4" chartooo:axis-type="auto">
            <chartooo:date-scale/>
            <chart:categories table:cell-range-address="spechmmer.H2:spechmmer.H2 spechmmer.H13:spechmmer.H14 spechmmer.H17:spechmmer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13:spechmmer.J14 spechmmer.J17:spechmmer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H2:spechmmer.H2 spechmmer.H13:spechmmer.H14 spechmmer.H17:spechmmer.H17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13:spechmmer.J14 spechmmer.J17:spechmmer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86132">
                <text:p>1.2861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68047">
                <text:p>1.2680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64872">
                <text:p>1.2648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